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de7" officeooo:paragraph-rsid="00040de7"/>
    </style:style>
    <style:style style:name="P2" style:family="paragraph" style:parent-style-name="Standard">
      <style:text-properties officeooo:rsid="00065e9b" officeooo:paragraph-rsid="00065e9b"/>
    </style:style>
    <style:style style:name="P3" style:family="paragraph" style:parent-style-name="Standard">
      <style:text-properties officeooo:rsid="00065e9b" officeooo:paragraph-rsid="00124e63"/>
    </style:style>
    <style:style style:name="P4" style:family="paragraph" style:parent-style-name="Standard">
      <style:text-properties officeooo:rsid="00083650" officeooo:paragraph-rsid="0009ed53"/>
    </style:style>
    <style:style style:name="P5" style:family="paragraph" style:parent-style-name="Standard">
      <style:text-properties officeooo:paragraph-rsid="000d20df"/>
    </style:style>
    <style:style style:name="P6" style:family="paragraph" style:parent-style-name="Standard">
      <style:text-properties style:font-name="Liberation Serif" officeooo:rsid="000460f6" officeooo:paragraph-rsid="00040de7"/>
    </style:style>
    <style:style style:name="P7" style:family="paragraph" style:parent-style-name="Standard">
      <style:text-properties style:font-name="Liberation Serif" officeooo:rsid="000d012b" officeooo:paragraph-rsid="0009ed53"/>
    </style:style>
    <style:style style:name="P8" style:family="paragraph" style:parent-style-name="Standard">
      <style:text-properties style:font-name="Liberation Serif" officeooo:rsid="00065e9b" officeooo:paragraph-rsid="00065e9b"/>
    </style:style>
    <style:style style:name="P9" style:family="paragraph" style:parent-style-name="Standard">
      <style:text-properties style:font-name="Liberation Serif" officeooo:rsid="001748e5" officeooo:paragraph-rsid="001748e5"/>
    </style:style>
    <style:style style:name="P10" style:family="paragraph" style:parent-style-name="Standard">
      <style:text-properties style:font-name="Liberation Serif" officeooo:rsid="001a9b7c" officeooo:paragraph-rsid="001abc16"/>
    </style:style>
    <style:style style:name="P11" style:family="paragraph" style:parent-style-name="Standard">
      <style:text-properties style:font-name="Liberation Serif" officeooo:rsid="001f9f37" officeooo:paragraph-rsid="001abc16"/>
    </style:style>
    <style:style style:name="P12" style:family="paragraph" style:parent-style-name="Standard">
      <style:text-properties officeooo:paragraph-rsid="001748e5"/>
    </style:style>
    <style:style style:name="P13" style:family="paragraph" style:parent-style-name="Standard">
      <style:text-properties officeooo:paragraph-rsid="0018c8b4"/>
    </style:style>
    <style:style style:name="P14" style:family="paragraph" style:parent-style-name="Standard">
      <style:text-properties officeooo:rsid="0018c8b4" officeooo:paragraph-rsid="0018c8b4"/>
    </style:style>
    <style:style style:name="P15" style:family="paragraph" style:parent-style-name="Standard">
      <style:text-properties officeooo:rsid="001abc16" officeooo:paragraph-rsid="001abc16"/>
    </style:style>
    <style:style style:name="P16" style:family="paragraph" style:parent-style-name="Standard">
      <style:text-properties officeooo:rsid="001abc16" officeooo:paragraph-rsid="001f9f37"/>
    </style:style>
    <style:style style:name="P17" style:family="paragraph" style:parent-style-name="Standard">
      <style:text-properties officeooo:rsid="001abc16" officeooo:paragraph-rsid="002692df"/>
    </style:style>
    <style:style style:name="P18" style:family="paragraph" style:parent-style-name="Standard">
      <style:text-properties officeooo:paragraph-rsid="001c0f68"/>
    </style:style>
    <style:style style:name="P19" style:family="paragraph" style:parent-style-name="Standard">
      <style:text-properties officeooo:paragraph-rsid="00219441"/>
    </style:style>
    <style:style style:name="P20" style:family="paragraph" style:parent-style-name="Standard">
      <style:text-properties officeooo:rsid="00252632" officeooo:paragraph-rsid="002692df"/>
    </style:style>
    <style:style style:name="P21" style:family="paragraph" style:parent-style-name="Standard">
      <style:text-properties officeooo:rsid="002692df" officeooo:paragraph-rsid="002692df"/>
    </style:style>
    <style:style style:name="P22" style:family="paragraph" style:parent-style-name="Standard">
      <style:text-properties style:font-name="Liberation Serif" officeooo:rsid="0021a666" officeooo:paragraph-rsid="00219441"/>
    </style:style>
    <style:style style:name="P23" style:family="paragraph" style:parent-style-name="Standard">
      <style:text-properties style:font-name="Liberation Serif" officeooo:rsid="002692df" officeooo:paragraph-rsid="002692df"/>
    </style:style>
    <style:style style:name="P24" style:family="paragraph" style:parent-style-name="Standard">
      <style:text-properties officeooo:rsid="001abc16" officeooo:paragraph-rsid="0021ee37"/>
    </style:style>
    <style:style style:name="P25" style:family="paragraph" style:parent-style-name="Standard">
      <style:paragraph-properties fo:break-before="page"/>
      <style:text-properties officeooo:rsid="001abc16" officeooo:paragraph-rsid="0021ee37"/>
    </style:style>
    <style:style style:name="T1" style:family="text">
      <style:text-properties style:font-name="Liberation Serif1"/>
    </style:style>
    <style:style style:name="T2" style:family="text">
      <style:text-properties style:font-name="Liberation Serif1" officeooo:rsid="0009ed53"/>
    </style:style>
    <style:style style:name="T3" style:family="text">
      <style:text-properties style:font-name="Liberation Serif1" officeooo:rsid="001a9b7c"/>
    </style:style>
    <style:style style:name="T4" style:family="text">
      <style:text-properties style:font-name="Liberation Serif"/>
    </style:style>
    <style:style style:name="T5" style:family="text">
      <style:text-properties style:font-name="Liberation Serif" officeooo:rsid="000460f6"/>
    </style:style>
    <style:style style:name="T6" style:family="text">
      <style:text-properties style:font-name="Liberation Serif" officeooo:rsid="00065e9b"/>
    </style:style>
    <style:style style:name="T7" style:family="text">
      <style:text-properties style:font-name="Liberation Serif" officeooo:rsid="00083650"/>
    </style:style>
    <style:style style:name="T8" style:family="text">
      <style:text-properties style:font-name="Liberation Serif" officeooo:rsid="00099365"/>
    </style:style>
    <style:style style:name="T9" style:family="text">
      <style:text-properties style:font-name="Liberation Serif" officeooo:rsid="0009ed53"/>
    </style:style>
    <style:style style:name="T10" style:family="text">
      <style:text-properties style:font-name="Liberation Serif" officeooo:rsid="000b43ca"/>
    </style:style>
    <style:style style:name="T11" style:family="text">
      <style:text-properties style:font-name="Liberation Serif" officeooo:rsid="000d012b"/>
    </style:style>
    <style:style style:name="T12" style:family="text">
      <style:text-properties style:font-name="Liberation Serif" officeooo:rsid="000db76a"/>
    </style:style>
    <style:style style:name="T13" style:family="text">
      <style:text-properties style:font-name="Liberation Serif" officeooo:rsid="000ef065"/>
    </style:style>
    <style:style style:name="T14" style:family="text">
      <style:text-properties style:font-name="Liberation Serif" officeooo:rsid="000f04e3"/>
    </style:style>
    <style:style style:name="T15" style:family="text">
      <style:text-properties style:font-name="Liberation Serif" officeooo:rsid="000ff8bf"/>
    </style:style>
    <style:style style:name="T16" style:family="text">
      <style:text-properties style:font-name="Liberation Serif" officeooo:rsid="000d20df"/>
    </style:style>
    <style:style style:name="T17" style:family="text">
      <style:text-properties style:font-name="Liberation Serif" officeooo:rsid="0011c33b"/>
    </style:style>
    <style:style style:name="T18" style:family="text">
      <style:text-properties style:font-name="Liberation Serif" officeooo:rsid="00124e63"/>
    </style:style>
    <style:style style:name="T19" style:family="text">
      <style:text-properties style:font-name="Liberation Serif" fo:font-style="italic" officeooo:rsid="00124e63" style:font-style-asian="italic" style:font-style-complex="italic"/>
    </style:style>
    <style:style style:name="T20" style:family="text">
      <style:text-properties style:font-name="Liberation Serif" fo:font-style="italic" officeooo:rsid="00252632" style:font-style-asian="italic" style:font-style-complex="italic"/>
    </style:style>
    <style:style style:name="T21" style:family="text">
      <style:text-properties style:font-name="Liberation Serif" fo:font-style="italic" fo:font-weight="bold" officeooo:rsid="00252632" style:font-style-asian="italic" style:font-style-complex="italic"/>
    </style:style>
    <style:style style:name="T22" style:family="text">
      <style:text-properties style:font-name="Liberation Serif" officeooo:rsid="00131aa0"/>
    </style:style>
    <style:style style:name="T23" style:family="text">
      <style:text-properties style:font-name="Liberation Serif" officeooo:rsid="00146478"/>
    </style:style>
    <style:style style:name="T24" style:family="text">
      <style:text-properties style:font-name="Liberation Serif" officeooo:rsid="00158481"/>
    </style:style>
    <style:style style:name="T25" style:family="text">
      <style:text-properties style:font-name="Liberation Serif" officeooo:rsid="001588c2"/>
    </style:style>
    <style:style style:name="T26" style:family="text">
      <style:text-properties style:font-name="Liberation Serif" officeooo:rsid="001748e5"/>
    </style:style>
    <style:style style:name="T27" style:family="text">
      <style:text-properties style:font-name="Liberation Serif" officeooo:rsid="0018c8b4"/>
    </style:style>
    <style:style style:name="T28" style:family="text">
      <style:text-properties style:font-name="Liberation Serif" officeooo:rsid="001a9b7c"/>
    </style:style>
    <style:style style:name="T29" style:family="text">
      <style:text-properties style:font-name="Liberation Serif" officeooo:rsid="001abc16"/>
    </style:style>
    <style:style style:name="T30" style:family="text">
      <style:text-properties style:font-name="Liberation Serif" fo:font-style="normal" style:font-style-asian="normal" style:font-style-complex="normal"/>
    </style:style>
    <style:style style:name="T31" style:family="text">
      <style:text-properties style:font-name="Liberation Serif" fo:font-style="normal" officeooo:rsid="00252632" style:font-style-asian="normal" style:font-style-complex="normal"/>
    </style:style>
    <style:style style:name="T32" style:family="text">
      <style:text-properties style:font-name="Liberation Serif" officeooo:rsid="001cd77c"/>
    </style:style>
    <style:style style:name="T33" style:family="text">
      <style:text-properties style:font-name="Liberation Serif" officeooo:rsid="001d3005"/>
    </style:style>
    <style:style style:name="T34" style:family="text">
      <style:text-properties style:font-name="Liberation Serif" officeooo:rsid="001eb7c6"/>
    </style:style>
    <style:style style:name="T35" style:family="text">
      <style:text-properties style:font-name="Liberation Serif" officeooo:rsid="001f9f37"/>
    </style:style>
    <style:style style:name="T36" style:family="text">
      <style:text-properties style:font-name="Liberation Serif" officeooo:rsid="00201c79"/>
    </style:style>
    <style:style style:name="T37" style:family="text">
      <style:text-properties style:font-name="Liberation Serif" officeooo:rsid="00219441"/>
    </style:style>
    <style:style style:name="T38" style:family="text">
      <style:text-properties style:font-name="Liberation Serif" officeooo:rsid="0021a666"/>
    </style:style>
    <style:style style:name="T39" style:family="text">
      <style:text-properties style:font-name="Liberation Serif" officeooo:rsid="0021ee37"/>
    </style:style>
    <style:style style:name="T40" style:family="text">
      <style:text-properties style:font-name="Liberation Serif" officeooo:rsid="002254a9"/>
    </style:style>
    <style:style style:name="T41" style:family="text">
      <style:text-properties style:font-name="Liberation Serif" officeooo:rsid="0023f1c1"/>
    </style:style>
    <style:style style:name="T42" style:family="text">
      <style:text-properties style:font-name="Liberation Serif" officeooo:rsid="00252632"/>
    </style:style>
    <style:style style:name="T43" style:family="text">
      <style:text-properties style:font-name="Liberation Serif" officeooo:rsid="0026649b"/>
    </style:style>
    <style:style style:name="T44" style:family="text">
      <style:text-properties style:font-name="Liberation Serif" officeooo:rsid="002692df"/>
    </style:style>
    <style:style style:name="T45" style:family="text">
      <style:text-properties style:font-name="Liberation Serif" officeooo:rsid="0026e4e0"/>
    </style:style>
    <style:style style:name="T46" style:family="text">
      <style:text-properties style:font-name="Liberation Serif" officeooo:rsid="00276eff"/>
    </style:style>
    <style:style style:name="T47" style:family="text">
      <style:text-properties style:font-name="Liberation Serif" officeooo:rsid="00291948"/>
    </style:style>
    <style:style style:name="T48" style:family="text">
      <style:text-properties style:font-name="Liberation Serif" officeooo:rsid="002a5f94"/>
    </style:style>
    <style:style style:name="T49" style:family="text">
      <style:text-properties style:font-name="Liberation Serif" officeooo:rsid="002b28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oisière masculine</text:p>
      <text:p text:style-name="P1"><text:span text:style-name="T1">À</text:span><text:span text:style-name="T4"> la suite de ma rencontre avec Christian Ler</text:span><text:span text:style-name="T5">ouzic à la polyclinique de St Nazaire, sur ses conseils, j’ai adhéré au CNSM et souscrit à la licence de la FFV. Dans la foulée, je me suis inscrit à une croisière programmée du 01 au 08 juillet 2023. Elle démarre de Douarnenez Tréboul et est à destination de Roscoff. </text:span><text:span text:style-name="T6">Le bateau est un Dufour 360 GL, nommé Cirrus. Nous sommes six hommes à bord : </text:span><text:span text:style-name="T7">Alain, notre chef de bord, Jean-Luc Dufour (barbu), Jean-Luc Leneveu, Philippe, Patrice et Régis. </text:span><text:span text:style-name="T5">Sous la forme d’un journal, je détaille ci-dessous les faits marquant de cette croisière.</text:span></text:p>
      <text:p text:style-name="P6"/>
      <text:p text:style-name="P2"><text:span text:style-name="T11">Samedi </text:span><text:span text:style-name="T5">0</text:span><text:span text:style-name="T4">1 juillet 2023 – </text:span><text:span text:style-name="T11">Covoiturage à destination de Douarnenez</text:span></text:p>
      <text:p text:style-name="P4"><text:span text:style-name="T8">Alain et Patrice sont déjà à bord du bateau puisqu’ils participaient à la croisière de la semaine précédente. </text:span><text:span text:style-name="T4">Un système efficace de covoiturage est organisé. C’est Philippe qui passe me chercher chez moi à St Molf et nous rejoignons le port </text:span><text:span text:style-name="T22">d</text:span><text:span text:style-name="T4">’Arzal </text:span><text:span text:style-name="T8">où nous rencontrons les deux Jean-Luc, dits les nantais. C’est vers midi que nous arrivons sur le port de Douarnenez. L’avitaillement est assuré par les deux </text:span><text:span text:style-name="T22">J</text:span><text:span text:style-name="T8">ean-Luc. Nous mangeons dans un restaurant du port où nous rencontrons l’autre équipage : </text:span><text:span text:style-name="T9">Alain, Gaëtan, Anne, Marie et Patrice. Gaëtan nous raconte comment il a procédé pour réparer le conduit d’eau de mer qui permet d’alimenter le WC </text:span><text:span text:style-name="T22">du bord </text:span><text:span text:style-name="T9">à l’aide d’une pompe manuelle. </text:span><text:span text:style-name="T2">É</text:span><text:span text:style-name="T9">quipé en plongeur sous-marin, muni d’un furet, il réussit à déboucher la canalisation. Pas évident mais concluant, Bravo à lui ! </text:span><text:span text:style-name="T10">L’après-midi est consacrée à la préparation du bateau. J’aide Jean-Luc Leneveu à répartir les denrées alimentaires entre le réfrigérateur, </text:span><text:span text:style-name="T11">les équipets et les coffres. Pendant ce temps, le reste de l’équipage est affairé à la réparation de l’enrouleur de génois. Le génois est ensuite hissé puis enroulé. La réparation est concluante.</text:span></text:p>
      <text:p text:style-name="P7"/>
      <text:p text:style-name="P2"><text:span text:style-name="T11">Dimanche 02 juillet 2023 – Navigation de Douarnenez à </text:span><text:span text:style-name="T18">Camaret</text:span></text:p>
      <text:p text:style-name="P5"><text:span text:style-name="T11">L</text:span><text:span text:style-name="T16">a première étape est la sortie de la baie de Douarnenez. Je prends la barre par deux fois. Cela me rassure et confirme mes capacités de navigation. Il s’agit de tirer des bords au près du vent. La progression est lente, on finit par remettre le moteur pour sortir de la baie. </text:span><text:span text:style-name="T14">Jean-Luc Dufour a amené une ligne pour pécher. Il la jette à la traîne. La vitesse du moteur est réduite. La ligne est remontée par trois fois. Six beaux maquereaux sont détachés des hameçons. </text:span><text:span text:style-name="T16">Nous passons le cap de la </text:span><text:span text:style-name="T48">C</text:span><text:span text:style-name="T16">hèvre pour ensuite arriver au</text:span><text:span text:style-name="T12">x</text:span><text:span text:style-name="T16"> </text:span><text:span text:style-name="T12">T</text:span><text:span text:style-name="T16">as-de-pois. </text:span><text:span text:style-name="T12">C’est un site touristique magnifique et incontournable. Par contre, la navigation entre les cailloux est dangereuse. Alain envisage un premier trajet. Manque de chance un grain s’annonce ! Il en décide un autre moins risqué. Je fais des photos, Jean-Luc Dufour une vidéo. </text:span><text:span text:style-name="T13">Mes photos sont ratées, je ne les garderai pas. Ensuite, nous arrivons à Camaret, la tour Vauban est remarquable, le port est accueillant (bassin Vauban). </text:span><text:span text:style-name="T15">Après la manœuvre d’accostage au ponton, la voile Solent est rangée dans son sac puis dans le coffre de la cabine avant. Pour le dîner, nous dégustons les maquereaux cuisinés par Philippe. Jean-Luc Leneveu, </text:span><text:span text:style-name="T17">nous raconte qu’arrivé à l’age de la retraite, il a entrepris <text:s/>une reconversion au métier </text:span><text:span text:style-name="T22">de</text:span><text:span text:style-name="T17"> psychologue. Son parcours atypique retient toute mon attention. Alain et Philippe anime</text:span><text:span text:style-name="T18">nt</text:span><text:span text:style-name="T17"> la soirée en chantant des chansons, en particulier de Jacques Brel, </text:span><text:span text:style-name="T19">Sur le port d’Amsterdam</text:span><text:span text:style-name="T18">.</text:span></text:p>
      <text:p text:style-name="P8"/>
      <text:p text:style-name="P3"><text:span text:style-name="T18">Lundi</text:span><text:span text:style-name="T11"> 0</text:span><text:span text:style-name="T18">3</text:span><text:span text:style-name="T11"> juillet 2023 – Navigation de </text:span><text:span text:style-name="T18">Camaret </text:span><text:span text:style-name="T11">à l’île de Sein</text:span></text:p>
      <text:p text:style-name="P12"><text:span text:style-name="T11">E</text:span><text:span text:style-name="T22">ntre 6h et 6h45, l’un après l’autre les membres de l’équipage se lèvent. Avant le petit déjeuner, je vais prendre une douche </text:span><text:span text:style-name="T23">et </text:span><text:span text:style-name="T25">je </text:span><text:span text:style-name="T23">fai</text:span><text:span text:style-name="T25">s</text:span><text:span text:style-name="T23"> quelques exercices de gymnastique. Le temps est beau. Comme hier, nous tirons des bords au près du vent et la fin du trajet s’effectue au moteur. Le bateau est mis au mouillage à l’aide de son ancre. Le fait marquant de la journée est la préparation de l’annexe. Elle n’est pas simple, car elle se trouve au fond du coffre que l’équipage connaît bien puisqu’il s’agit de celui où se trouvent les pare-battages nécessaires quotidiennement </text:span><text:span text:style-name="T32">pour accoster </text:span><text:span text:style-name="T25">au</text:span><text:span text:style-name="T32">x pontons des ports</text:span><text:span text:style-name="T23">. La première phase est donc le vidage du coffre jusqu’à accéder à l’annexe. Ensuite, en raison de son volume et de son poids, elle va être hissée à l’aide d’une drisse, puis positionnée sur l’avant du bateau pour </text:span><text:span text:style-name="T24">effectuer son gonflage. La plage arrière </text:span><text:span text:style-name="T25">du bateau, </text:span><text:span text:style-name="T24">équipée de son échelle, est positionnée. Toujours avec l’aide de la drisse, la phase suivante consiste à la mise à l’eau de cette annexe qui a l’allure d’un petit Zodiac. La dernière phase consiste en l’installation du moteur électrique composé de 3 parties : le moteur lui-même, sa batterie et sa barre de direction. </text:span><text:soft-page-break/><text:span text:style-name="T25">Voilà, la complexité de cette opération explique pourquoi son usage n’a pas été envisagé une seconde fois. Nous débarquons sur une plage de galets. L’annexe est portée et mise en sécurité. Sur l’île, aucune voiture, seulement un </text:span><text:span text:style-name="T26">trans</text:span><text:span text:style-name="T25">palette motorisé pour véhiculer les charges. </text:span><text:span text:style-name="T32">Le soleil inonde l’île, l</text:span><text:span text:style-name="T26">’agapanthe est la fleur dominante </text:span><text:span text:style-name="T27">du village de Sein</text:span><text:span text:style-name="T26">, les jardins sont beaux, les maisons sont simples mais charmantes. </text:span><text:span text:style-name="T27">Sur le port, n</text:span><text:span text:style-name="T26">ous rejoignons la terrasse du café chez Bruno, il y règne une bonne ambiance, la clientèle est un mélange d’autochtones, d’estivants et de plaisanciers. </text:span></text:p>
      <text:p text:style-name="P9"/>
      <text:p text:style-name="P13"><text:span text:style-name="T27">Mardi</text:span><text:span text:style-name="T11"> 0</text:span><text:span text:style-name="T27">4</text:span><text:span text:style-name="T11"> juillet 2023 – Navigation de l’île de Sein </text:span><text:span text:style-name="T27">à l’île d’Ouessant</text:span></text:p>
      <text:p text:style-name="P14"><text:span text:style-name="T4">Le temps est gris et frais, peu de vent, la navigation se fait principalement au moteur. Plusieurs dauphins croisent notre bateau. Les oiseaux marins sont en quête permanente de leur nourriture. </text:span><text:span text:style-name="T28">Ils se nourrissent de petits poissons, leur plongée pour les chasser est impressionnante. Nous distinguons des fous-de-Bassan, des goélands, des albatros, des puffins, etc.</text:span></text:p>
      <text:p text:style-name="P18"><text:span text:style-name="T3">À</text:span><text:span text:style-name="T28"> </text:span><text:span text:style-name="T29">notre arrivée aux abords de l’île d’Ouessant, à un endroit nommé Stiff, le bateau est amarré à un </text:span><text:span text:style-name="T30">corps-mort</text:span><text:span text:style-name="T29"> mise à disposition des plaisanciers.</text:span></text:p>
      <text:p text:style-name="P10"/>
      <text:p text:style-name="P15"><text:span text:style-name="T27">M</text:span><text:span text:style-name="T4">ercredi</text:span><text:span text:style-name="T11"> 0</text:span><text:span text:style-name="T4">5</text:span><text:span text:style-name="T11"> juillet 2023 – Navigation de </text:span><text:span text:style-name="T27">l’île d’Ouessant </text:span><text:span text:style-name="T4">à l’Aber Ildut</text:span></text:p>
      <text:p text:style-name="P15"><text:span text:style-name="T28">J</text:span><text:span text:style-name="T4">e prépare l’apéro, un grain s’annonce, je remballe tout, on ne choisit pas, la nature a tous les droits, l’apéro attendra ! </text:span><text:span text:style-name="T33">En milieu d’après-midi, n</text:span><text:span text:style-name="T4">ous arrivons </text:span><text:span text:style-name="T32">au port de plaisance de l’</text:span><text:span text:style-name="T33">A</text:span><text:span text:style-name="T32">ber Ildut. Le manque de place</text:span><text:span text:style-name="T35">s</text:span><text:span text:style-name="T32"> aux pontons, nous invite à une mise à couple en regard de deux autres voiliers. </text:span><text:span text:style-name="T33">Nos voisins</text:span><text:span text:style-name="T32"> </text:span><text:span text:style-name="T33">immédiats nous informent d’une réception à leur bord, en début de soirée. Un chemin de terre battue nous conduit au centre du village pour y faire quelques courses d’appoints. Durant l’apéro nous observons un cormoran, perché au sommet d’une balise verte proche de </text:span><text:span text:style-name="T34">n</text:span><text:span text:style-name="T33">otre bateau. Il se sèche les ailes </text:span><text:span text:style-name="T34">puis repart en chasse pour assurer sa subsistance. Un peu plus tard, Il revient, digère son repas tout en réitérant son rituel séchage. Les paysages sont champêtres et bucoliques, un mélange de campagne et de mer que j’ai </text:span><text:span text:style-name="T35">depuis </text:span><text:span text:style-name="T34">toujours apprécié. </text:span><text:span text:style-name="T35">Demain, le lever est fixé à 5 heures, cette mesure est nécessaire en regard de courants prévisibles.</text:span></text:p>
      <text:p text:style-name="P11"/>
      <text:p text:style-name="P16"><text:span text:style-name="T35">Jeudi</text:span><text:span text:style-name="T11"> 0</text:span><text:span text:style-name="T35">6</text:span><text:span text:style-name="T11"> juillet 2023 – Navigation de</text:span><text:span text:style-name="T35"> l’Aber Ildut à l’Aber Vrac’h</text:span></text:p>
      <text:p text:style-name="P19"><text:span text:style-name="T35">Après un petit déjeuner sommaire, vers 6 heures, nous quittons le port, le lever de soleil est un </text:span><text:span text:style-name="T36">très beau</text:span><text:span text:style-name="T35"> spectacle </text:span><text:span text:style-name="T36">qui nous fait largement oublier notre lit douillet. La journée s’annonce ensoleillée </text:span><text:span text:style-name="T37">mais peu venteuse</text:span><text:span text:style-name="T36">. </text:span><text:span text:style-name="T39">Vers 10 heures, u</text:span><text:span text:style-name="T36">n pâté accompagné d’un verre de vin blanc réconforte l’équipage. Nous sommes à destination de </text:span><text:span text:style-name="T35">Aber Vrac’h </text:span><text:span text:style-name="T36">et nous </text:span><text:span text:style-name="T37">naviguons sur la mer d’Iroise et </text:span><text:span text:style-name="T36">allons longer la côte de </text:span><text:span text:style-name="T37">Porsall tragiquement souillée lors de l’accident en mars 1978 du pétrolier supertanker Amoco Cadiz. <text:s/>Les paysages sont magnifiques, les vaches, les chevaux se succèdent, </text:span><text:span text:style-name="T38">c’est un merveilleux </text:span><text:span text:style-name="T37">mélange de mer et de campagne. </text:span><text:span text:style-name="T38">Je barre le bateau jusqu’à l’arrivée au petit pot de beurre, nom d’une balise situé avant l’entrée dans l’Aber. Au port, nous sommes accueillis par une charmante jeune-femme aux commandes d’un zodiac. Elle nous accompagne au ponton dédié à la distribution des carburants. Les conversations abondent ! </text:span><text:span text:style-name="T39">En milieu d’après-midi, je profite de temps libre pour aller faire la balade de l’enfer au long de l’Aber. Le chemin de terre battue </text:span><text:span text:style-name="T40">est une portion du GR 34, il</text:span><text:span text:style-name="T39"> offre de très beaux paysages </text:span><text:span text:style-name="T40">et</text:span><text:span text:style-name="T39"> longe des belles maisons </text:span><text:span text:style-name="T40">majoritairement construites sur des grands terrains. Après deux heures de marche, je n’ai croisé personne, visiblement, l’endroit malgré sa beauté est loin d’être envahi par le tourisme de masse. De retour dans le hameau qui porte le même nom que celui de l’Aber, </text:span><text:span text:style-name="T41">dans son artère principale, c’est là où se concentrent <text:s/>les touristes aux terrasses des bars, les magasins d’art et de souvenirs et dans les restaurants aux heures des repas. </text:span><text:span text:style-name="T42">Nous sommes au pays des Abers (Ildut, Benoît et Wrac’h), au pays du père Jaouen. </text:span><text:span text:style-name="T20">Surnommé « </text:span><text:span text:style-name="T21">le curé des mers</text:span><text:span text:style-name="T20"> », célèbre pour son investissement auprès de jeunes atteints par la toxicomanie, moins connu pour celui envers les délinquants juvéniles et les convalescents psychiatriques, il a inauguré une méthode inédite de réadaptation par des croisières de longue durée sur des navires à voile où la liberté était l'argument, les jeunes, volontaires, n'étant astreints à aucune obligation. </text:span><text:span text:style-name="T31">(source Wikipédia).</text:span></text:p>
      <text:p text:style-name="P22"/>
      <text:p text:style-name="P24"><text:span text:style-name="T39"/></text:p>
      <text:p text:style-name="P25"><text:span text:style-name="T39">Vendredi </text:span><text:span text:style-name="T11">0</text:span><text:span text:style-name="T39">7</text:span><text:span text:style-name="T11"> juillet 2023 – Navigation de</text:span><text:span text:style-name="T35"> l’Aber Vrac’h </text:span><text:span text:style-name="T39">à Roscoff</text:span></text:p>
      <text:p text:style-name="P20"><text:span text:style-name="T39">C’</text:span><text:span text:style-name="T4">est le denier jour de navigation, le temps est beau, nous jetons quelques aliments à la mer, les goélands accourent et se bagarrent la nourriture. Avant notre arrivée à Roscoff, un grain s’annonce. L’enceinte du port est laide, le béton a été largement utilisé. </text:span><text:span text:style-name="T43">Cet inconvénient est compensé par une marina accueillante constituée d’un ensemble piétonnier qui inclut la capitainerie, les sanitaires, des commerces, une galerie d’art, des bars et restaurants qui partagent une très belle terrasse. </text:span><text:span text:style-name="T44">Par ailleurs, le jardin exotique et botanique semble d’un grand intérêt, du port l’on aperçoit le piton rocheux Roc'h Hievec, haut de 18 mètres, qui en fait partie.</text:span></text:p>
      <text:p text:style-name="P23"/>
      <text:p text:style-name="P17"><text:span text:style-name="T44">Samedi</text:span><text:span text:style-name="T39"> </text:span><text:span text:style-name="T11">0</text:span><text:span text:style-name="T44">8</text:span><text:span text:style-name="T11"> juillet 2023 – </text:span><text:span text:style-name="T44">Rangement du bateau et retour à La Turballe</text:span></text:p>
      <text:p text:style-name="P21"><text:span text:style-name="T44">D</text:span><text:span text:style-name="T4">ès le lever, un remue-ménage </text:span><text:span text:style-name="T45">se met en place, il est rythmé par le bruit des fermetures éclair des sacs de voyage, Après le petit-déjeuner, nous nous attelons aux rangements et nettoyages, je me concentre sur la cuisine ainsi que sur les équipets et je participe au nettoyage recto-verso des planchers transportés sur le ponton. Ce travail est ensuite récompensé par une bonne douche. J’en profite ensuite pour faire la connaissance du peintre Barazer. </text:span><text:span text:style-name="T47">Artiste local, d</text:span><text:span text:style-name="T46">ans sa galerie, il peint et expose ses œuvres. L’endroit est également dédié aux spectacles musicaux. Une de ses œuvres de grand format décore le restaurant où nous mangeons avant de repartir en covoiturage vers </text:span><text:span text:style-name="T49">L</text:span><text:span text:style-name="T46">a Turballe. Au préalable, le transbordement des bagages a été assuré à l’aide de grandes brouettes mises à la disposition des plaisanci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1T15:33:08.744749027</meta:creation-date>
    <meta:generator>LibreOffice/6.4.7.2$Linux_X86_64 LibreOffice_project/40$Build-2</meta:generator>
    <dc:date>2023-07-16T12:35:15.716130190</dc:date>
    <meta:editing-duration>PT44M17S</meta:editing-duration>
    <meta:editing-cycles>6</meta:editing-cycles>
    <meta:print-date>2023-07-16T12:34:50.493635144</meta:print-date>
    <meta:document-statistic meta:table-count="0" meta:image-count="0" meta:object-count="0" meta:page-count="3" meta:paragraph-count="19" meta:word-count="1739" meta:character-count="10566" meta:non-whitespace-character-count="8834"/>
  </office:meta>
</office:document-meta>
</file>